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2" style:family="paragraph" style:parent-style-name="Title">
      <style:paragraph-properties fo:break-before="page"/>
    </style:style>
    <style:style style:name="P3" style:family="paragraph" style:parent-style-name="Heading_20_1">
      <style:text-properties officeooo:paragraph-rsid="001e1dc4"/>
    </style:style>
    <style:style style:name="P4" style:family="paragraph" style:parent-style-name="Heading_20_1">
      <style:text-properties officeooo:paragraph-rsid="00206023"/>
    </style:style>
    <style:style style:name="P5" style:family="paragraph" style:parent-style-name="List_20_Contents" style:list-style-name="List_20_1"/>
    <style:style style:name="P6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ee887" officeooo:paragraph-rsid="000ee887"/>
    </style:style>
    <style:style style:name="P7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ee887" officeooo:paragraph-rsid="000ff929"/>
    </style:style>
    <style:style style:name="P8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ee887" officeooo:paragraph-rsid="00206023"/>
    </style:style>
    <style:style style:name="P9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ff929" officeooo:paragraph-rsid="000ff929"/>
    </style:style>
    <style:style style:name="P10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ff929" officeooo:paragraph-rsid="00206023"/>
    </style:style>
    <style:style style:name="P11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6a8d4" officeooo:paragraph-rsid="0016a8d4"/>
    </style:style>
    <style:style style:name="P12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6a8d4" officeooo:paragraph-rsid="00206023"/>
    </style:style>
    <style:style style:name="P13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80c48" officeooo:paragraph-rsid="00180c48"/>
    </style:style>
    <style:style style:name="P14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80c48" officeooo:paragraph-rsid="00206023"/>
    </style:style>
    <style:style style:name="P15" style:family="paragraph" style:parent-style-name="Standard" style:list-style-name="L2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80c48" officeooo:paragraph-rsid="00180c48"/>
    </style:style>
    <style:style style:name="P16" style:family="paragraph" style:parent-style-name="Standard" style:list-style-name="L3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80c48" officeooo:paragraph-rsid="00206023"/>
    </style:style>
    <style:style style:name="P17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9366e" officeooo:paragraph-rsid="0019366e"/>
    </style:style>
    <style:style style:name="P18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9366e" officeooo:paragraph-rsid="00206023"/>
    </style:style>
    <style:style style:name="P19" style:family="paragraph" style:parent-style-name="Standard" style:list-style-name="L2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9366e" officeooo:paragraph-rsid="0019366e"/>
    </style:style>
    <style:style style:name="P20" style:family="paragraph" style:parent-style-name="Standard" style:list-style-name="L3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9366e" officeooo:paragraph-rsid="00206023"/>
    </style:style>
    <style:style style:name="P21" style:family="paragraph" style:parent-style-name="Standard" style:list-style-name="L2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19366e"/>
    </style:style>
    <style:style style:name="P22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1e1dc4"/>
    </style:style>
    <style:style style:name="P23" style:family="paragraph" style:parent-style-name="Standard" style:list-style-name="L3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206023"/>
    </style:style>
    <style:style style:name="P24" style:family="paragraph" style:parent-style-name="Standard" style:list-style-name="L1">
      <style:paragraph-properties fo:margin-left="1in" fo:margin-right="0in" fo:line-height="115%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2pt"/>
    </style:style>
    <style:style style:name="P25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0caab0"/>
    </style:style>
    <style:style style:name="P26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0d13cc"/>
    </style:style>
    <style:style style:name="P27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1e1dc4"/>
    </style:style>
    <style:style style:name="P28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206023"/>
    </style:style>
    <style:style style:name="P29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d13cc" officeooo:paragraph-rsid="000d13cc"/>
    </style:style>
    <style:style style:name="P30" style:family="paragraph" style:parent-style-name="Standard" style:list-style-name="L1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d13cc" officeooo:paragraph-rsid="00206023"/>
    </style:style>
    <style:style style:name="P31" style:family="paragraph" style:parent-style-name="Text_20_body">
      <style:text-properties officeooo:rsid="00206023" officeooo:paragraph-rsid="00206023"/>
    </style:style>
    <style:style style:name="P32" style:family="paragraph" style:parent-style-name="Text_20_body" style:list-style-name="L6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" fo:font-size="12pt" officeooo:rsid="0022072c" officeooo:paragraph-rsid="0022072c"/>
    </style:style>
    <style:style style:name="P33" style:family="paragraph" style:parent-style-name="Text_20_body" style:list-style-name="L6">
      <loext:graphic-properties draw:fill-gradient-name="gradient" draw:fill-hatch-name="hatch"/>
      <style:paragraph-properties fo:margin-top="0in" fo:margin-bottom="0in" style:contextual-spacing="false" fo:line-height="100%"/>
      <style:text-properties officeooo:rsid="0022072c" officeooo:paragraph-rsid="0022072c"/>
    </style:style>
    <style:style style:name="P34" style:family="paragraph" style:parent-style-name="Text_20_body" style:list-style-name="L7">
      <style:text-properties officeooo:paragraph-rsid="0022072c"/>
    </style:style>
    <style:style style:name="P35" style:family="paragraph" style:parent-style-name="Text_20_body" style:list-style-name="L8">
      <style:text-properties officeooo:paragraph-rsid="0022072c"/>
    </style:style>
    <style:style style:name="T1" style:family="text">
      <style:text-properties officeooo:rsid="000d13cc"/>
    </style:style>
    <style:style style:name="T2" style:family="text">
      <style:text-properties officeooo:rsid="000ff929"/>
    </style:style>
    <style:style style:name="T3" style:family="text">
      <style:text-properties officeooo:rsid="0019366e"/>
    </style:style>
    <style:style style:name="T4" style:family="text">
      <style:text-properties officeooo:rsid="0019d443"/>
    </style:style>
    <style:style style:name="T5" style:family="text">
      <style:text-properties style:font-name="Times" fo:font-size="12pt"/>
    </style:style>
    <style:style style:name="T6" style:family="text">
      <style:text-properties style:font-name="Times" fo:font-size="12pt" officeooo:rsid="0022072c"/>
    </style:style>
    <style:style style:name="T7" style:family="text">
      <style:text-properties officeooo:rsid="0022072c"/>
    </style:style>
    <text:list-style style:name="L1">
      <text:list-level-style-bullet text:level="1" loext:num-list-format="%1%" text:bullet-char="•">
        <style:list-level-properties text:space-before="0.25in" text:min-label-width="0.25in"/>
      </text:list-level-style-bullet>
      <text:list-level-style-bullet text:level="2" loext:num-list-format="%2%" text:bullet-char="•">
        <style:list-level-properties text:space-before="0.5in" text:min-label-width="0.25in"/>
      </text:list-level-style-bullet>
      <text:list-level-style-bullet text:level="3" loext:num-list-format="%3%" text:bullet-char="⁃">
        <style:list-level-properties text:space-before="0.75in" text:min-label-width="0.25in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Recipe Ideas</text:p>
      <text:h text:style-name="Heading_20_1" text:outline-level="1">Valerie’s Guacamole</text:h>
      <text:list xml:id="list2562484119" text:style-name="L6">
        <text:list-item>
          <text:p text:style-name="P33"><text:span text:style-name="T5">Ripe Avocados</text:span></text:p>
        </text:list-item>
        <text:list-item>
          <text:p text:style-name="P33"><text:span text:style-name="T5">Lemon</text:span></text:p>
        </text:list-item>
        <text:list-item>
          <text:p text:style-name="P33"><text:span text:style-name="T5">Mayonnaise</text:span></text:p>
        </text:list-item>
        <text:list-item>
          <text:p text:style-name="P32">Salsa</text:p>
        </text:list-item>
        <text:list-item>
          <text:p text:style-name="P32">Salt</text:p>
        </text:list-item>
      </text:list>
      <text:h text:style-name="Heading_20_1" text:outline-level="1">Wet Burrito Blowout</text:h>
      <text:list xml:id="list2492060576" text:style-name="List_20_1">
        <text:list-item>
          <text:list>
            <text:list-item>
              <text:list>
                <text:list-item>
                  <text:p text:style-name="P5">Tortillas</text:p>
                </text:list-item>
                <text:list-item>
                  <text:p text:style-name="P5">Beans</text:p>
                </text:list-item>
                <text:list-item>
                  <text:p text:style-name="P5">Veg</text:p>
                </text:list-item>
                <text:list-item>
                  <text:p text:style-name="P5">Cheese</text:p>
                </text:list-item>
                <text:list-item>
                  <text:p text:style-name="P5">Salsa</text:p>
                </text:list-item>
              </text:list>
            </text:list-item>
          </text:list>
        </text:list-item>
      </text:list>
      <text:h text:style-name="Heading_20_1" text:outline-level="1">Dad's Spaghetti </text:h>
      <text:list xml:id="list3891805720" text:style-name="L1">
        <text:list-item>
          <text:p text:style-name="P24">Plain Spaghetti </text:p>
        </text:list-item>
        <text:list-item>
          <text:p text:style-name="P24">Frozen Spinach </text:p>
        </text:list-item>
        <text:list-item>
          <text:p text:style-name="P24">Cottage Cheese </text:p>
        </text:list-item>
      </text:list>
      <text:h text:style-name="P3" text:outline-level="1">Singapore Salad </text:h>
      <text:list xml:id="list135849532186310" text:continue-numbering="true" text:style-name="L1">
        <text:list-item>
          <text:p text:style-name="P27">Parboiled potatoes beans, and cabbage. Boiled eggs and peanut sauce</text:p>
        </text:list-item>
        <text:list-item>
          <text:p text:style-name="P22">Manicotti </text:p>
        </text:list-item>
        <text:list-item>
          <text:p text:style-name="P22">Red Beans &amp; Rice </text:p>
        </text:list-item>
        <text:list-item>
          <text:p text:style-name="P22">Breaded Cod </text:p>
        </text:list-item>
      </text:list>
      <text:h text:style-name="Heading_20_1" text:outline-level="1">Champagne Chicken </text:h>
      <text:list xml:id="list4123304624" text:style-name="L7">
        <text:list-item>
          <text:p text:style-name="P34"><text:span text:style-name="T7">Chicken</text:span></text:p>
        </text:list-item>
      </text:list>
      <text:h text:style-name="Heading_20_1" text:outline-level="1">Pizza </text:h>
      <text:list xml:id="list299269713" text:style-name="L8">
        <text:list-item>
          <text:p text:style-name="P35"><text:span text:style-name="T7">Pizza Dough</text:span></text:p>
        </text:list-item>
      </text:list>
      <text:h text:style-name="Heading_20_1" text:outline-level="1">Chile (Andrew's &amp; Colin's) </text:h>
      <text:h text:style-name="Heading_20_1" text:outline-level="1">Beans and Rice </text:h>
      <text:p text:style-name="Text_20_body"/>
      <text:p text:style-name="P31"/>
      <text:p text:style-name="P2">Added</text:p>
      <text:h text:style-name="P4" text:outline-level="1">Uncle Peter's Sweet Potato Pudding </text:h>
      <text:list xml:id="list135848557381106" text:continue-list="list135849532186310" text:style-name="L1">
        <text:list-item>
          <text:list>
            <text:list-item>
              <text:p text:style-name="P8">Ingredients</text:p>
              <text:list>
                <text:list-item>
                  <text:p text:style-name="P8">Sweet Potatoes or Yams- 2 Large</text:p>
                </text:list-item>
                <text:list-item>
                  <text:p text:style-name="P8">Creamed Corn- 1 can</text:p>
                </text:list-item>
                <text:list-item>
                  <text:p text:style-name="P8">Corn- 1 Can or 2 cups of fresh/frozen</text:p>
                </text:list-item>
                <text:list-item>
                  <text:p text:style-name="P8">Cream- 1/4- 1/2 cup- Can substitute full-fat coconut milk</text:p>
                </text:list-item>
                <text:list-item>
                  <text:p text:style-name="P8">Nutmeg- A pinch</text:p>
                </text:list-item>
                <text:list-item>
                  <text:p text:style-name="P8">Cayenne- A pinch</text:p>
                </text:list-item>
                <text:list-item>
                  <text:p text:style-name="P8">Salt – To taste</text:p>
                </text:list-item>
                <text:list-item>
                  <text:p text:style-name="P8">White Pepper- A pinch</text:p>
                </text:list-item>
                <text:list-item>
                  <text:p text:style-name="P8">Brown Sugar- 1 Tbsp</text:p>
                </text:list-item>
                <text:list-item>
                  <text:p text:style-name="P8">Bread crumbs - 1/2 cup</text:p>
                </text:list-item>
                <text:list-item>
                  <text:p text:style-name="P8">Butter- 2 Tbsp</text:p>
                </text:list-item>
              </text:list>
            </text:list-item>
            <text:list-item>
              <text:p text:style-name="P8">Instructions</text:p>
              <text:list>
                <text:list-item>
                  <text:p text:style-name="P8">Bake unpeeled Sweet potatoes at 375 for 1 hour</text:p>
                </text:list-item>
                <text:list-item>
                  <text:p text:style-name="P8">Remove from oven and peel skins</text:p>
                </text:list-item>
                <text:list-item>
                  <text:p text:style-name="P8">Chop sweet potatoes into 1 1-2 inch cubes and place in casserole dish</text:p>
                </text:list-item>
                <text:list-item>
                  <text:p text:style-name="P8">Drain canned corn, and add corn and creamed corn to dish</text:p>
                </text:list-item>
                <text:list-item>
                  <text:p text:style-name="P8">Add all remaining ingredients except breadcrumbs and butter.</text:p>
                </text:list-item>
                <text:list-item>
                  <text:p text:style-name="P8">Cover top with breadcrumbs and dot with butter.</text:p>
                </text:list-item>
                <text:list-item>
                  <text:p text:style-name="P8">Bake uncovered at 350 for 30 minutes</text:p>
                </text:list-item>
              </text:list>
            </text:list-item>
          </text:list>
        </text:list-item>
      </text:list>
      <text:h text:style-name="P4" text:outline-level="1">Baked Chicken </text:h>
      <text:list xml:id="list135849263876601" text:continue-numbering="true" text:style-name="L1">
        <text:list-item>
          <text:list>
            <text:list-item>
              <text:p text:style-name="P8">Ingredients</text:p>
              <text:list>
                <text:list-item>
                  <text:p text:style-name="P8">Whole chicken</text:p>
                </text:list-item>
                <text:list-item>
                  <text:p text:style-name="P8">Kosher salt- ¼ cup</text:p>
                </text:list-item>
                <text:list-item>
                  <text:p text:style-name="P8">Pepper-</text:p>
                </text:list-item>
                <text:list-item>
                  <text:p text:style-name="P8">Lemons- 2</text:p>
                </text:list-item>
                <text:list-item>
                  <text:p text:style-name="P10">Garlic- 6-8 cloves peeled</text:p>
                </text:list-item>
                <text:list-item>
                  <text:p text:style-name="P8">Rosemary- several sprigs or Thyme- on<text:span text:style-name="T2">e</text:span> sprig. </text:p>
                </text:list-item>
                <text:list-item>
                  <text:p text:style-name="P8">Butter 6 <text:span text:style-name="T2">T</text:span>bsp.</text:p>
                </text:list-item>
              </text:list>
            </text:list-item>
            <text:list-item>
              <text:p text:style-name="P8">Instructions</text:p>
              <text:list>
                <text:list-item>
                  <text:p text:style-name="P8">8 – 24 hours before baking <text:span text:style-name="T2">dry brine by </text:span>rub<text:span text:style-name="T2">bing</text:span> chicken with salt and pepper <text:span text:style-name="T2">under the </text:span>skin of the breast <text:span text:style-name="T2">and let sit covered in the fridge.</text:span></text:p>
                </text:list-item>
                <text:list-item>
                  <text:p text:style-name="P8"><text:span text:style-name="T2">Q</text:span>uarter lemons,<text:span text:style-name="T2"> peel garlic, and stuff in cavity of chicken along with the herb you are using.</text:span></text:p>
                </text:list-item>
                <text:list-item>
                  <text:p text:style-name="P10">Add seasoning under skin: Cut butter into cubes, smear some of the butter under the skin along with reserved herbs and slivered garlic cloves</text:p>
                </text:list-item>
                <text:list-item>
                  <text:p text:style-name="P10">Rub outside of the chicken with remaining butter and herbs.</text:p>
                </text:list-item>
                <text:list-item>
                  <text:p text:style-name="P10">Roast at 350 with aluminum foil tent for the first 30 minutes. Remove tent and cook for another 30-60 minutes, checking temperature with a meat thermometer.</text:p>
                </text:list-item>
              </text:list>
            </text:list-item>
          </text:list>
        </text:list-item>
      </text:list>
      <text:h text:style-name="P4" text:outline-level="1">Creamed Mushrooms </text:h>
      <text:list xml:id="list135847963343857" text:continue-numbering="true" text:style-name="L1">
        <text:list-item>
          <text:p text:style-name="P12">Ingredients</text:p>
          <text:list>
            <text:list-item>
              <text:p text:style-name="P12"><text:soft-page-break/>Minced Onion- 2 Tbsp.</text:p>
            </text:list-item>
            <text:list-item>
              <text:p text:style-name="P12">Butter- 2 Tbsp.</text:p>
            </text:list-item>
            <text:list-item>
              <text:p text:style-name="P14">Brandy- 1 Tbsp.</text:p>
            </text:list-item>
            <text:list-item>
              <text:p text:style-name="P14">Sherry- 1 Tbsp.</text:p>
            </text:list-item>
            <text:list-item>
              <text:p text:style-name="P12">Mushrooms- 1 to 2 pounds any fresh mushroom</text:p>
            </text:list-item>
            <text:list-item>
              <text:p text:style-name="P12">Cream- <text:span text:style-name="T4">1</text:span></text:p>
            </text:list-item>
            <text:list-item>
              <text:p text:style-name="P18">Flour- 1 Tbsp.</text:p>
            </text:list-item>
          </text:list>
        </text:list-item>
        <text:list-item>
          <text:p text:style-name="P12">Instructions</text:p>
        </text:list-item>
      </text:list>
      <text:list xml:id="list3602233897" text:style-name="L3">
        <text:list-item>
          <text:list>
            <text:list-item>
              <text:p text:style-name="P16"><text:span text:style-name="T3">M</text:span>elt butter in skillet, add onion, sa<text:span text:style-name="T3">u</text:span>te <text:span text:style-name="T3">u</text:span>ntil soft</text:p>
            </text:list-item>
            <text:list-item>
              <text:p text:style-name="P16"><text:span text:style-name="T3">A</text:span>dd quartered mushrooms <text:span text:style-name="T3">to the pan and </text:span>saute over high heat until moisture evaporates</text:p>
            </text:list-item>
            <text:list-item>
              <text:p text:style-name="P20">Sprinkle top with 1 <text:span text:style-name="T4">T</text:span>bsp. flour</text:p>
            </text:list-item>
            <text:list-item>
              <text:p text:style-name="P20">Add salt, pepper, and cream</text:p>
            </text:list-item>
            <text:list-item>
              <text:p text:style-name="P20"><text:span text:style-name="T4">S</text:span>immer briefly <text:span text:style-name="T4">and then a</text:span>dd brandy and sherry</text:p>
            </text:list-item>
            <text:list-item>
              <text:p text:style-name="P23"><text:span text:style-name="T3">Correct seasoning as needed </text:span><text:span text:style-name="T4">and serve</text:span></text:p>
            </text:list-item>
          </text:list>
        </text:list-item>
      </text:list>
      <text:h text:style-name="P4" text:outline-level="1">Pork Chops, Apples, &amp; Onions </text:h>
      <text:list xml:id="list135849067129509" text:continue-list="list135847963343857" text:style-name="L1">
        <text:list-item>
          <text:list>
            <text:list-item>
              <text:p text:style-name="P28">Ingredients</text:p>
              <text:list>
                <text:list-item>
                  <text:p text:style-name="P28">Pork chops- 2</text:p>
                </text:list-item>
                <text:list-item>
                  <text:p text:style-name="P28">Apples cut into wedges- 2</text:p>
                </text:list-item>
                <text:list-item>
                  <text:p text:style-name="P28">Onions- 1</text:p>
                </text:list-item>
                <text:list-item>
                  <text:p text:style-name="P28"><text:span text:style-name="T1">Apple </text:span>Cider- <text:span text:style-name="T1">½ -1 Cup</text:span></text:p>
                </text:list-item>
                <text:list-item>
                  <text:p text:style-name="P28">Salt and Pepper <text:span text:style-name="T1">to taste</text:span></text:p>
                </text:list-item>
                <text:list-item>
                  <text:p text:style-name="P30">Raisins (optional)</text:p>
                </text:list-item>
              </text:list>
            </text:list-item>
            <text:list-item>
              <text:p text:style-name="P28">Instructions</text:p>
              <text:list>
                <text:list-item>
                  <text:p text:style-name="P28">Season pork chops with salt and pepper.</text:p>
                </text:list-item>
                <text:list-item>
                  <text:p text:style-name="P28">Warm olive oil pan.</text:p>
                </text:list-item>
                <text:list-item>
                  <text:p text:style-name="P28">Brown pork chops on each side.</text:p>
                </text:list-item>
                <text:list-item>
                  <text:p text:style-name="P28">Add apples and onions, <text:span text:style-name="T1">and raisins if using.</text:span></text:p>
                </text:list-item>
                <text:list-item>
                  <text:p text:style-name="P28"><text:span text:style-name="T1">Add</text:span> apple cider and cover <text:span text:style-name="T1">pan.</text:span></text:p>
                </text:list-item>
                <text:list-item>
                  <text:p text:style-name="P28"><text:span text:style-name="T1">Cook until pork chops are to temp and</text:span> <text:span text:style-name="T1">a</text:span>pples are tender</text:p>
                </text:list-item>
              </text:list>
            </text:list-item>
          </text:list>
        </text:list-item>
      </text:list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X86_64 LibreOffice_project/27d75539669ac387bb498e35313b970b7fe9c4f9</meta:generator>
    <dc:date>2022-01-09T13:58:47.592729000</dc:date>
    <meta:editing-duration>PT1H18M2S</meta:editing-duration>
    <meta:editing-cycles>18</meta:editing-cycles>
    <meta:document-statistic meta:table-count="0" meta:image-count="0" meta:object-count="0" meta:page-count="3" meta:paragraph-count="96" meta:word-count="542" meta:character-count="2731" meta:non-whitespace-character-count="2348"/>
  </office:meta>
</office:document-meta>
</file>